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Part_20_Number" style:master-page-name="Standard"/>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text:p>
      <text:p text:style-name="Part_20_Title">Custom Types</text:p>
      <text:p text:style-name="Part_20_Opener_20_Text">One of the nifty features of C++ is that you can define a type that behaves (almost) exactly like a built-in type. This part describes some of the language features that you will need to master in order to define your own types. In particular, this part introduces classes, operator overloading, and 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 - name</dc:title>
    <dc:subject>Exploring C++</dc:subject>
    <meta:initial-creator>Ray Lischner</meta:initial-creator>
    <meta:creation-date>2006-03-30T10:01:31</meta:creation-date>
    <dc:creator>Ray Lischner</dc:creator>
    <dc:date>2006-07-05T12:38:29</dc:date>
    <dc:language>en-US</dc:language>
    <meta:editing-cycles>7</meta:editing-cycles>
    <meta:editing-duration>PT8M53S</meta:editing-duration>
    <meta:user-defined meta:name="codex-configfile">apress-cpp-dox.xml</meta:user-defined>
    <meta:user-defined meta:name="codex-chapter-number">###</meta:user-defined>
    <meta:user-defined meta:name="codex-doxygen"/>
    <meta:user-defined meta:name="Info 4"/>
    <meta:document-statistic meta:table-count="0" meta:image-count="0" meta:object-count="0" meta:page-count="1" meta:paragraph-count="3" meta:word-count="58" meta:character-count="329"/>
  </office:meta>
</office:document-meta>
</file>